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b_2 Pseudocode</text:p>
      <text:p text:style-name="Standard"/>
      <text:p text:style-name="Standard">~input # of miles to kilometers</text:p>
      <text:p text:style-name="Standard">~calculate km : miles_entered * 1.6 = km</text:p>
      <text:p text:style-name="Standard">~output calculated km/mi to user</text:p>
      <text:p text:style-name="Standard"/>
      <text:p text:style-name="Standard">~input temp in F to be converted to C</text:p>
      <text:p text:style-name="Standard">~calculate temp in C : (F-32) * 5/9 </text:p>
      <text:p text:style-name="Standard">~output calculated temp in C to user</text:p>
      <text:p text:style-name="Standard"/>
      <text:p text:style-name="Standard">~input # of gallons to be converted to liters</text:p>
      <text:p text:style-name="Standard">~calculate # of liters : gallons * 3.9</text:p>
      <text:p text:style-name="Standard">~output calculated # of liters to user</text:p>
      <text:p text:style-name="Standard"/>
      <text:p text:style-name="Standard">~input # of pounds to be converted to kilograms</text:p>
      <text:p text:style-name="Standard">~calculate # of kilograms : pounds * 0.45 </text:p>
      <text:p text:style-name="Standard">~output calculated # of pounds to user</text:p>
      <text:p text:style-name="Standard"/>
      <text:p text:style-name="Standard">~input # inches to be converted to centimeters</text:p>
      <text:p text:style-name="Standard">~calculate # of centimeters : inches * 2.54</text:p>
      <text:p text:style-name="Standard">~output calculated # of centimeters to us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Burke</meta:initial-creator>
    <meta:creation-date>2016-09-15T20:33:27.55</meta:creation-date>
    <meta:document-statistic meta:table-count="0" meta:image-count="0" meta:object-count="0" meta:page-count="1" meta:paragraph-count="16" meta:word-count="116" meta:character-count="608"/>
    <dc:date>2016-09-15T21:15:25.35</dc:date>
    <dc:creator>Jason Burke</dc:creator>
    <meta:editing-duration>PT26M46S</meta:editing-duration>
    <meta:editing-cycles>1</meta:editing-cycles>
    <meta:generator>OpenOffice/4.1.1$Win32 OpenOffice.org_project/411m6$Build-9775</meta:generator>
  </office:meta>
</office:document-meta>
</file>